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style:font-name="Arial" fo:font-size="8pt" fo:font-weight="bold" style:font-size-asian="8pt" style:font-weight-asian="bold" style:font-size-complex="8pt" style:font-weight-complex="bold"/>
    </style:style>
    <style:style style:name="P2" style:family="paragraph" style:parent-style-name="Horizontal_20_Line">
      <style:text-properties style:font-name="Arial" fo:font-size="8pt" fo:font-weight="bold" style:font-size-asian="8pt" style:font-weight-asian="bold" style:font-size-complex="8pt" style:font-weight-complex="bold"/>
    </style:style>
    <style:style style:name="P3" style:family="paragraph" style:parent-style-name="Text_20_body">
      <style:text-properties style:font-name="Arial" fo:font-size="10pt" fo:font-weight="bold" style:font-size-asian="10pt" style:font-weight-asian="bold" style:font-size-complex="10pt" style:font-weight-complex="bold"/>
    </style:style>
    <style:style style:name="P4" style:family="paragraph" style:parent-style-name="Standard">
      <style:text-properties officeooo:rsid="0015014f" officeooo:paragraph-rsid="0015014f"/>
    </style:style>
    <style:style style:name="P5" style:family="paragraph" style:parent-style-name="Standard">
      <style:text-properties fo:font-weight="bold" officeooo:rsid="0015014f" officeooo:paragraph-rsid="0015014f" style:font-weight-asian="bold" style:font-weight-complex="bold"/>
    </style:style>
    <style:style style:name="P6" style:family="paragraph" style:parent-style-name="Standard" style:list-style-name="L1">
      <style:text-properties officeooo:rsid="0015014f" officeooo:paragraph-rsid="0015014f"/>
    </style:style>
    <style:style style:name="P7" style:family="paragraph" style:parent-style-name="Standard" style:list-style-name="L1">
      <style:text-properties officeooo:rsid="0015014f" officeooo:paragraph-rsid="001a3a71"/>
    </style:style>
    <style:style style:name="P8" style:family="paragraph" style:parent-style-name="Standard" style:list-style-name="L2">
      <style:text-properties officeooo:rsid="0015014f" officeooo:paragraph-rsid="0015014f"/>
    </style:style>
    <style:style style:name="P9" style:family="paragraph" style:parent-style-name="Standard" style:list-style-name="L3">
      <style:text-properties officeooo:rsid="0015014f" officeooo:paragraph-rsid="0015014f"/>
    </style:style>
    <style:style style:name="P10" style:family="paragraph" style:parent-style-name="Standard" style:list-style-name="L1">
      <style:text-properties officeooo:rsid="001989d5" officeooo:paragraph-rsid="001989d5"/>
    </style:style>
    <style:style style:name="P11" style:family="paragraph" style:parent-style-name="Standard" style:list-style-name="L3">
      <style:text-properties officeooo:rsid="001702f2" officeooo:paragraph-rsid="001702f2"/>
    </style:style>
    <style:style style:name="P12" style:family="paragraph" style:parent-style-name="Standard" style:list-style-name="L1">
      <style:text-properties officeooo:rsid="001ba915" officeooo:paragraph-rsid="001ba915"/>
    </style:style>
    <style:style style:name="T1" style:family="text">
      <style:text-properties officeooo:rsid="00148848"/>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officeooo:rsid="00180c0e"/>
    </style:style>
    <style:style style:name="T5" style:family="text">
      <style:text-properties officeooo:rsid="001a3a71"/>
    </style:style>
    <style:style style:name="T6" style:family="text">
      <style:text-properties officeooo:rsid="001b728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 2014 KTM 690 Enduro R, <text:span text:style-name="T3">VIN: VBKLET409EM765961</text:span></text:p>
      <text:p text:style-name="P4"/>
      <text:p text:style-name="P5">Problem:</text:p>
      <text:p text:style-name="P4"/>
      <text:p text:style-name="P4">Regular and intermittent failure of the instrument panel <text:span text:style-name="T4">during ignition start sequence. Subsequent failure of ignition start sequence.</text:span></text:p>
      <text:p text:style-name="P4"/>
      <text:p text:style-name="P5">Symptoms:</text:p>
      <text:p text:style-name="P4"/>
      <text:list xml:id="list6909848781847337492" text:style-name="L1">
        <text:list-item>
          <text:p text:style-name="P6">No display on instrument panel, except for backlight and ABS light</text:p>
        </text:list-item>
        <text:list-item>
          <text:p text:style-name="P6"><text:span text:style-name="T5">Occasional f</text:span>ailure of ignition start sequence with display “dat 14”</text:p>
        </text:list-item>
        <text:list-item>
          <text:p text:style-name="P7"><text:span text:style-name="T5">Occasional f</text:span>ailure of ignition start sequence with display “<text:span text:style-name="T5">soft 41</text:span>”</text:p>
        </text:list-item>
        <text:list-item>
          <text:p text:style-name="P6">Erratic digital numeric display during ignition start</text:p>
        </text:list-item>
        <text:list-item>
          <text:p text:style-name="P6">There is a “ticking” noise that <text:span text:style-name="T6">originates</text:span> from the electronic unit (part number unknown) that sits atop the battery retaining plate (76511056144). This noise is consistent with the failure of the instrument panel. That is to say, if the ticking noise is heard on ignition start, the instrument panel will fail and if it is not heard, the instrument panel will not fail.</text:p>
        </text:list-item>
        <text:list-item>
          <text:p text:style-name="P10">The clock resets to 1200 hours.</text:p>
        </text:list-item>
        <text:list-item>
          <text:p text:style-name="P12">Video is available on YouTube https://www.youtube.com/watch?v=0vUcG0w5w8I</text:p>
        </text:list-item>
      </text:list>
      <text:p text:style-name="P4"/>
      <text:p text:style-name="P5">Reproducibility:</text:p>
      <text:p text:style-name="P4"/>
      <text:list xml:id="list6849979434215990807" text:style-name="L2">
        <text:list-item>
          <text:p text:style-name="P8">The instrument panel will almost always fail on ignition start, but not always.</text:p>
        </text:list-item>
        <text:list-item>
          <text:p text:style-name="P8">In the event that the instrument panel does not fail on ignition start, it will fail within 10 minutes of riding the motorcycle, without ignition restarting.</text:p>
        </text:list-item>
        <text:list-item>
          <text:p text:style-name="P8">On a prolonged ride, the instrument panel will fail and restart several times, approximately 10 minutes apart.</text:p>
          <text:p text:style-name="P8"/>
        </text:list-item>
      </text:list>
      <text:p text:style-name="P5">First observed symptoms:</text:p>
      <text:p text:style-name="P4"/>
      <text:p text:style-name="P4">05 October 2014</text:p>
      <text:p text:style-name="P4"/>
      <text:p text:style-name="P5">Conditions lead up to failure:</text:p>
      <text:p text:style-name="P4"/>
      <text:list xml:id="list7465352767497203082" text:style-name="L3">
        <text:list-item>
          <text:p text:style-name="P9">No extraordinary conditions.</text:p>
        </text:list-item>
        <text:list-item>
          <text:p text:style-name="P9">No wet weather conditions prior to first observation.</text:p>
        </text:list-item>
        <text:list-item>
          <text:p text:style-name="P11">No humid weather conditions prior to first observation.</text:p>
        </text:list-item>
        <text:list-item>
          <text:p text:style-name="P9">Normal operation of the motorcycle on public road.</text:p>
          <text:p text:style-name="P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8pt" fo:font-weight="bold" style:font-size-asian="8pt" style:font-weight-asian="bold" style:font-size-complex="8pt" style:font-weight-complex="bold"/>
    </style:style>
    <style:style style:name="MP2" style:family="paragraph" style:parent-style-name="Horizontal_20_Line">
      <style:text-properties style:font-name="Arial" fo:font-size="8pt" fo:font-weight="bold" style:font-size-asian="8pt" style:font-weight-asian="bold" style:font-size-complex="8pt" style:font-weight-complex="bold"/>
    </style:style>
    <style:style style:name="MP3" style:family="paragraph" style:parent-style-name="Text_20_body">
      <style:text-properties style:font-name="Arial" fo:font-size="10pt" fo:font-weight="bold" style:font-size-asian="10pt" style:font-weight-asian="bold" style:font-size-complex="10pt" style:font-weight-complex="bold"/>
    </style:style>
    <style:style style:name="MT1" style:family="text">
      <style:text-properties officeooo:rsid="00148848"/>
    </style:style>
    <style:style style:name="MT2" style:family="text"/>
    <style:style style:name="MT3" style:family="text">
      <style:text-properties style:text-underline-style="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7 Cabrilla St</text:span><text:tab/>Tony Morris<text:tab/>p: 0408711099</text:p>
        <text:p text:style-name="MP1"><text:span text:style-name="MT1">Everton Hills</text:span> Q 40<text:span text:style-name="MT1">53</text:span><text:tab/><text:tab/>e: <text:a xlink:type="simple" xlink:href="mailto:tmorris@tmorris.net" text:style-name="Internet_20_link" text:visited-style-name="Visited_20_Internet_20_Link">tmorris@tmorris.net</text:a></text:p>
        <text:p text:style-name="MP1"><text:tab/><text:tab/>w: <text:a xlink:type="simple" xlink:href="http://tmorris.net/" text:style-name="Internet_20_link" text:visited-style-name="Visited_20_Internet_20_Link">http://tmorris.net/</text:a></text:p>
        <text:p text:style-name="MP2"/>
        <text:p text:style-name="MP3"><text:date style:data-style-name="N76" text:date-value="2014-10-06T10:05:56.225419999" text:fixed="true">6 October 2014</text:date></text:p>
      </style:header>
      <style:footer>
        <text:p text:style-name="MP1"><text:span text:style-name="MT3"><text:tab/>Page </text:span><text:span text:style-name="MT3"><text:page-number text:select-page="current">1</text:page-number></text:span><text:span text:style-name="MT3"> of </text:span><text:span text:style-name="MT3"><text:page-count>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10:05:56.609755323</meta:creation-date>
    <meta:editing-duration>PT5M6S</meta:editing-duration>
    <meta:editing-cycles>8</meta:editing-cycles>
    <meta:generator>LibreOffice/4.3.2.2.0$Linux_X86_64 LibreOffice_project/430m0$Build-2</meta:generator>
    <dc:date>2014-10-06T19:48:48.861970517</dc:date>
    <meta:print-date>2014-10-06T10:26:38.226752789</meta:print-date>
    <meta:document-statistic meta:table-count="0" meta:image-count="0" meta:object-count="0" meta:page-count="1" meta:paragraph-count="29" meta:word-count="274" meta:character-count="1695" meta:non-whitespace-character-count="1460"/>
  </office:meta>
</office:document-meta>
</file>